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New" svg:font-family="'Courier New'" style:font-pitch="fixed"/>
    <style:font-face style:name="Andale Sans UI" svg:font-family="'Andale Sans UI'"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Sans L1" svg:font-family="'Nimbus Sans L'"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agraph-properties fo:margin-left="0in" fo:margin-right="0in" fo:text-align="center" fo:text-indent="0in"/>
    </style:style>
    <style:style style:name="P1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3" style:family="paragraph">
      <style:paragraph-properties fo:margin-left="0in" fo:margin-right="0in" fo:text-indent="0in"/>
    </style:style>
    <style:style style:name="P1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4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6"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7"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8"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19"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position="super 58%"/>
    </style:style>
    <style:style style:name="T3" style:family="text">
      <style:text-properties fo:font-size="14pt"/>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Arrow" draw:marker-start-width="0.1181in" draw:marker-start-center="false" draw:marker-end="" draw:marker-end-width="0.1181in" draw:marker-end-center="false" draw:fill="solid" draw:fill-color="#99cc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 style:family="graphic">
      <style:graphic-properties draw:stroke="solid" draw:stroke-dash="Dash_20_3" svg:stroke-width="0in" svg:stroke-color="#000000" draw:marker-start="Arrow" draw:marker-start-width="0.1181in" draw:marker-start-center="false" draw:marker-end="" draw:marker-end-width="0.1181in" draw:marker-end-center="false" draw:fill="solid"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 style:family="graphic">
      <style:graphic-properties draw:stroke="solid" draw:stroke-dash="Dash_20_4" svg:stroke-width="0in" svg:stroke-color="#000000" draw:marker-start="Arrow" draw:marker-start-width="0.1181in" draw:marker-start-center="false" draw:marker-end="" draw:marker-end-width="0.1181in" draw:marker-end-center="false" draw:fill="solid" draw:fill-color="#ffffcc"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 style:family="graphic">
      <style:graphic-properties draw:stroke="solid" draw:stroke-dash="Dash_20_5" svg:stroke-width="0in" svg:stroke-color="#000000" draw:marker-start="Arrow" draw:marker-start-width="0.1181in" draw:marker-start-center="false" draw:marker-end="" draw:marker-end-width="0.1181in" draw:marker-end-center="false" draw:fill="solid"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6" style:family="graphic">
      <style:graphic-properties draw:stroke="solid" draw:stroke-dash="Dash_20_6" svg:stroke-width="0in" svg:stroke-color="#000000" draw:marker-start="Arrow" draw:marker-start-width="0.1181in" draw:marker-start-center="false" draw:marker-end="" draw:marker-end-width="0.1181in" draw:marker-end-center="false" draw:fill="solid"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7" style:family="graphic">
      <style:graphic-properties draw:stroke="solid" draw:stroke-dash="Dash_20_7" svg:stroke-width="0in" svg:stroke-color="#000000" draw:marker-start="Arrow" draw:marker-start-width="0.1181in" draw:marker-start-center="false" draw:marker-end="" draw:marker-end-width="0.1181in" draw:marker-end-center="false" draw:fill="solid" draw:fill-color="#cccccc"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8" svg:stroke-width="0in" svg:stroke-color="#000000" draw:marker-start="Arrow" draw:marker-start-width="0.1181in" draw:marker-start-center="false" draw:marker-end="" draw:marker-end-width="0.1181in" draw:marker-end-center="false" draw:fill="solid" draw:fill-color="#cccccc"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9" svg:stroke-width="0in" svg:stroke-color="#000000" draw:marker-start="Arrow"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1953in" fo:min-width="1.1528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10" svg:stroke-width="0in" svg:stroke-color="#000000" draw:marker-start="Arrow" draw:marker-start-width="0.1181in" draw:marker-start-center="false" draw:marker-end="" draw:marker-end-width="0.1181in" draw:marker-end-center="false" draw:fill="none" draw:fill-color="#99ccff" draw:fill-gradient-name="Gradient_20_7" draw:fill-hatch-name="Hatch_20_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1" svg:stroke-width="0in" svg:stroke-color="#000000" draw:marker-start="" draw:marker-start-width="0.1181in" draw:marker-start-center="false" draw:marker-end="Arrow" draw:marker-end-width="0.1181in" draw:marker-end-center="false" draw:fill="solid" draw:fill-color="#99ccff" draw:fill-gradient-name="Gradient_20_7" draw:fill-hatch-name="Hatch_20_1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1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solid" draw:stroke-dash="Dash_20_17" svg:stroke-width="0in" svg:stroke-color="#000000" draw:marker-start="Arrow" draw:marker-start-width="0.1181in" draw:marker-start-center="false" draw:marker-end="" draw:marker-end-width="0.1181in" draw:marker-end-center="false" draw:fill="solid" draw:fill-color="#99ccff" draw:fill-gradient-name="Gradient_20_7" draw:fill-hatch-name="Hatch_20_16"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18" style:family="graphic">
      <style:graphic-properties draw:stroke="solid" draw:stroke-dash="Dash_20_18" svg:stroke-width="0in" svg:stroke-color="#000000" draw:marker-start="Arrow" draw:marker-start-width="0.1181in" draw:marker-start-center="false" draw:marker-end="" draw:marker-end-width="0.1181in" draw:marker-end-center="false" draw:fill="solid" draw:fill-color="#99ccff" draw:fill-gradient-name="Gradient_20_7" draw:fill-hatch-name="Hatch_20_17"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19" style:family="graphic">
      <style:graphic-properties draw:stroke="solid" draw:stroke-dash="Dash_20_19" svg:stroke-width="0in" svg:stroke-color="#000000" draw:marker-start="Arrow" draw:marker-start-width="0.1181in" draw:marker-start-center="false" draw:marker-end="" draw:marker-end-width="0.1181in" draw:marker-end-center="false" draw:fill="solid" draw:fill-color="#cccccc" draw:fill-gradient-name="Gradient_20_7" draw:fill-hatch-name="Hatch_20_1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20" svg:stroke-width="0in" svg:stroke-color="#000000" draw:marker-start="Arrow" draw:marker-start-width="0.1181in" draw:marker-start-center="false" draw:marker-end="" draw:marker-end-width="0.1181in" draw:marker-end-center="false" draw:fill="solid" draw:fill-color="#cccccc" draw:fill-gradient-name="Gradient_20_7" draw:fill-hatch-name="Hatch_20_1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21"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2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2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4" svg:stroke-width="0in" svg:stroke-color="#000000" draw:marker-start="Arrow" draw:marker-start-width="0.1181in" draw:marker-start-center="false" draw:marker-end="" draw:marker-end-width="0.1181in" draw:marker-end-center="false" draw:fill="solid" draw:fill-color="#99ccff" draw:fill-gradient-name="Gradient_20_7" draw:fill-hatch-name="Hatch_20_23"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25" style:family="graphic">
      <style:graphic-properties draw:stroke="solid" draw:stroke-dash="Dash_20_2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2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27"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28" svg:stroke-width="0in" svg:stroke-color="#000000" draw:marker-start="Arrow" draw:marker-start-width="0.1181in" draw:marker-start-center="false" draw:marker-end="" draw:marker-end-width="0.1181in" draw:marker-end-center="false" draw:fill="solid" draw:fill-color="#99ccff" draw:fill-gradient-name="Gradient_20_7" draw:fill-hatch-name="Hatch_20_27"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29" style:family="graphic">
      <style:graphic-properties draw:stroke="solid" draw:stroke-dash="Dash_20_29" svg:stroke-width="0in" svg:stroke-color="#000000" draw:marker-start="Arrow" draw:marker-start-width="0.1181in" draw:marker-start-center="false" draw:marker-end="" draw:marker-end-width="0.1181in" draw:marker-end-center="false" draw:fill="solid" draw:fill-color="#99ccff" draw:fill-gradient-name="Gradient_20_7" draw:fill-hatch-name="Hatch_20_28"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0" style:family="graphic">
      <style:graphic-properties draw:stroke="solid" draw:stroke-dash="Dash_20_30" svg:stroke-width="0in" svg:stroke-color="#000000" draw:marker-start="Arrow" draw:marker-start-width="0.1181in" draw:marker-start-center="false" draw:marker-end="" draw:marker-end-width="0.1181in" draw:marker-end-center="false" draw:fill="solid" draw:fill-color="#cccccc" draw:fill-gradient-name="Gradient_20_7" draw:fill-hatch-name="Hatch_20_2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31" svg:stroke-width="0in" svg:stroke-color="#000000" draw:marker-start="Arrow" draw:marker-start-width="0.1181in" draw:marker-start-center="false" draw:marker-end="" draw:marker-end-width="0.1181in" draw:marker-end-center="false" draw:fill="solid" draw:fill-color="#cccccc" draw:fill-gradient-name="Gradient_20_7" draw:fill-hatch-name="Hatch_20_3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3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3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3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35" svg:stroke-width="0in" svg:stroke-color="#000000" draw:marker-start="Arrow" draw:marker-start-width="0.1181in" draw:marker-start-center="false" draw:marker-end="" draw:marker-end-width="0.1181in" draw:marker-end-center="false" draw:fill="solid" draw:fill-color="#99ccff" draw:fill-gradient-name="Gradient_20_7" draw:fill-hatch-name="Hatch_20_34"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6" style:family="graphic">
      <style:graphic-properties draw:stroke="solid" draw:stroke-dash="Dash_20_3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37"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38"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none" draw:stroke-dash="Dash_20_39" svg:stroke-width="0in" svg:stroke-color="#000000" draw:marker-start="Arrow" draw:marker-start-width="0.1181in" draw:marker-start-center="false" draw:marker-end="" draw:marker-end-width="0.1181in" draw:marker-end-center="false" draw:fill="none" draw:fill-color="#ffffff" draw:fill-gradient-name="Gradient_20_7" draw:fill-hatch-name="Hatch_20_38"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0" style:family="graphic">
      <style:graphic-properties draw:stroke="none" draw:stroke-dash="Dash_20_40" svg:stroke-width="0in" svg:stroke-color="#000000" draw:marker-start="Arrow" draw:marker-start-width="0.1181in" draw:marker-start-center="false" draw:marker-end="" draw:marker-end-width="0.1181in" draw:marker-end-center="false" draw:fill="none" draw:fill-color="#ffffff" draw:fill-gradient-name="Gradient_20_7" draw:fill-hatch-name="Hatch_20_39"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1" style:family="graphic">
      <style:graphic-properties draw:stroke="none" draw:stroke-dash="Dash_20_41" svg:stroke-width="0in" svg:stroke-color="#000000" draw:marker-start="Arrow" draw:marker-start-width="0.1181in" draw:marker-start-center="false" draw:marker-end="" draw:marker-end-width="0.1181in" draw:marker-end-center="false" draw:fill="none" draw:fill-color="#ffffff" draw:fill-gradient-name="Gradient_20_7" draw:fill-hatch-name="Hatch_20_40"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2" style:family="graphic">
      <style:graphic-properties draw:stroke="solid" draw:stroke-dash="Dash_20_42" svg:stroke-width="0in" svg:stroke-color="#000000" draw:marker-start="Arrow" draw:marker-start-width="0.1181in" draw:marker-start-center="false" draw:marker-end="" draw:marker-end-width="0.1181in" draw:marker-end-center="false" draw:fill="none" draw:fill-color="#ffffff" draw:fill-gradient-name="Gradient_20_7" draw:fill-hatch-name="Hatch_20_4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4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4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45" svg:stroke-width="0in" svg:stroke-color="#000000" draw:marker-start="Arrow" draw:marker-start-width="0.1181in" draw:marker-start-center="false" draw:marker-end="" draw:marker-end-width="0.1181in" draw:marker-end-center="false" draw:fill="none" draw:fill-color="#99ccff" draw:fill-gradient-name="Gradient_20_7" draw:fill-hatch-name="Hatch_20_4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46" svg:stroke-width="0in" svg:stroke-color="#000000" draw:marker-start="Arrow" draw:marker-start-width="0.1181in" draw:marker-start-center="false" draw:marker-end="" draw:marker-end-width="0.1181in" draw:marker-end-center="false" draw:fill="solid" draw:fill-color="#99ccff" draw:fill-gradient-name="Gradient_20_7" draw:fill-hatch-name="Hatch_20_45"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7" style:family="graphic">
      <style:graphic-properties draw:stroke="solid" draw:stroke-dash="Dash_20_47" svg:stroke-width="0in" svg:stroke-color="#000000" draw:marker-start="Arrow" draw:marker-start-width="0.1181in" draw:marker-start-center="false" draw:marker-end="" draw:marker-end-width="0.1181in" draw:marker-end-center="false" draw:fill="solid" draw:fill-color="#c0c0c0" draw:fill-gradient-name="Gradient_20_7" draw:fill-hatch-name="Hatch_20_46"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8" style:family="graphic">
      <style:graphic-properties draw:stroke="solid" draw:stroke-dash="Dash_20_48"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49" svg:stroke-width="0in" svg:stroke-color="#000000" draw:marker-start="Arrow" draw:marker-start-width="0.1181in" draw:marker-start-center="false" draw:marker-end="" draw:marker-end-width="0.1181in" draw:marker-end-center="false" draw:fill="none" draw:fill-color="#ffffff" draw:fill-gradient-name="Gradient_20_7" draw:fill-hatch-name="Hatch_20_48" draw:fill-image-name="Bitmape_20_1" draw:fill-image-width="0in" draw:fill-image-height="0in" draw:textarea-horizontal-align="left" draw:auto-grow-height="true" draw:auto-grow-width="true" fo:min-height="0.398in" fo:min-width="0.3909in" fo:padding-top="0.0492in" fo:padding-bottom="0.0492in" fo:padding-left="0.0984in" fo:padding-right="0.0984in" draw:shadow="visible" draw:shadow-offset-x="0.1201in" draw:shadow-offset-y="0.1201in" draw:shadow-color="#808080" style:run-through="foreground"/>
    </style:style>
    <style:style style:name="gr50" style:family="graphic">
      <style:graphic-properties draw:stroke="solid" draw:stroke-dash="Dash_20_50" svg:stroke-width="0in" svg:stroke-color="#000000" draw:marker-start="Arrow" draw:marker-start-width="0.1181in" draw:marker-start-center="false" draw:marker-end="" draw:marker-end-width="0.1181in" draw:marker-end-center="false" draw:fill="none" draw:fill-color="#99ccff" draw:fill-gradient-name="Gradient_20_7" draw:fill-hatch-name="Hatch_20_4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51" svg:stroke-width="0in" svg:stroke-color="#000000" draw:marker-start="Arrow" draw:marker-start-width="0.1181in" draw:marker-start-center="false" draw:marker-end="" draw:marker-end-width="0.1181in" draw:marker-end-center="false" draw:fill="solid" draw:fill-color="#99ccff" draw:fill-gradient-name="Gradient_20_7" draw:fill-hatch-name="Hatch_20_50"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2" style:family="graphic">
      <style:graphic-properties draw:stroke="solid" draw:stroke-dash="Dash_20_52" svg:stroke-width="0in" svg:stroke-color="#000000" draw:marker-start="Arrow" draw:marker-start-width="0.1181in" draw:marker-start-center="false" draw:marker-end="" draw:marker-end-width="0.1181in" draw:marker-end-center="false" draw:fill="solid" draw:fill-color="#c0c0c0" draw:fill-gradient-name="Gradient_20_7" draw:fill-hatch-name="Hatch_20_51"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3" style:family="graphic">
      <style:graphic-properties draw:stroke="solid" draw:stroke-dash="Dash_20_5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5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54" svg:stroke-width="0in" svg:stroke-color="#000000" draw:marker-start="Arrow" draw:marker-start-width="0.1181in" draw:marker-start-center="false" draw:marker-end="" draw:marker-end-width="0.1181in" draw:marker-end-center="false" draw:fill="none" draw:fill-color="#ffffff" draw:fill-gradient-name="Gradient_20_7" draw:fill-hatch-name="Hatch_20_53" draw:fill-image-name="Bitmape_20_1" draw:fill-image-width="0in" draw:fill-image-height="0in" draw:textarea-horizontal-align="left" draw:auto-grow-height="true" draw:auto-grow-width="true" fo:min-height="0.398in" fo:min-width="0.3902in" fo:padding-top="0.0492in" fo:padding-bottom="0.0492in" fo:padding-left="0.0984in" fo:padding-right="0.0984in" draw:shadow="visible" draw:shadow-offset-x="0.1201in" draw:shadow-offset-y="0.1201in" draw:shadow-color="#808080" style:run-through="foreground"/>
    </style:style>
    <style:style style:name="gr55" style:family="graphic">
      <style:graphic-properties draw:stroke="solid" draw:stroke-dash="Dash_20_5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5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none" draw:stroke-dash="Dash_20_56" svg:stroke-width="0in" svg:stroke-color="#000000" draw:marker-start="Arrow" draw:marker-start-width="0.1181in" draw:marker-start-center="false" draw:marker-end="" draw:marker-end-width="0.1181in" draw:marker-end-center="false" draw:fill="none" draw:fill-color="#ffffff" draw:fill-gradient-name="Gradient_20_7" draw:fill-hatch-name="Hatch_20_55" draw:fill-image-name="Bitmape_20_1" draw:fill-image-width="0in" draw:fill-image-height="0in" draw:textarea-horizontal-align="left" draw:auto-grow-height="true" draw:auto-grow-width="true" fo:min-height="0.198in" fo:min-width="0.3618in" fo:padding-top="0.0492in" fo:padding-bottom="0.0492in" fo:padding-left="0.0984in" fo:padding-right="0.0984in" draw:shadow="visible" draw:shadow-offset-x="0.1201in" draw:shadow-offset-y="0.1201in" draw:shadow-color="#808080" style:run-through="foreground"/>
    </style:style>
    <style:style style:name="gr57" style:family="graphic">
      <style:graphic-properties draw:stroke="none" draw:stroke-dash="Dash_20_57" svg:stroke-width="0in" svg:stroke-color="#000000" draw:marker-start="Arrow" draw:marker-start-width="0.1181in" draw:marker-start-center="false" draw:marker-end="" draw:marker-end-width="0.1181in" draw:marker-end-center="false" draw:fill="none" draw:fill-color="#ffffff" draw:fill-gradient-name="Gradient_20_7" draw:fill-hatch-name="Hatch_20_56" draw:fill-image-name="Bitmape_20_1" draw:fill-image-width="0in" draw:fill-image-height="0in" draw:textarea-horizontal-align="left" draw:auto-grow-height="true" draw:auto-grow-width="true" fo:min-height="0.198in" fo:min-width="0.3618in" fo:padding-top="0.0492in" fo:padding-bottom="0.0492in" fo:padding-left="0.0984in" fo:padding-right="0.0984in" draw:shadow="visible" draw:shadow-offset-x="0.1201in" draw:shadow-offset-y="0.1201in" draw:shadow-color="#808080" style:run-through="foreground"/>
    </style: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Expected Typical Synchronization Deployments</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0.1</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3</text:p>
          <text:p text:style-name="P7"><text:a xlink:type="simple" xlink:href="#3.Single data center|outline" text:style-name="Internet_20_link" text:visited-style-name="Internet_20_link">Single data center</text:a><text:tab/>4</text:p>
          <text:p text:style-name="P7"><text:a xlink:type="simple" xlink:href="#4.Several data centers|outline" text:style-name="Internet_20_link" text:visited-style-name="Internet_20_link">Several data centers</text:a><text:tab/>5</text:p>
          <text:p text:style-name="P7"><text:a xlink:type="simple" xlink:href="#5.Small deployments|outline" text:style-name="Internet_20_link" text:visited-style-name="Internet_20_link">Small deployments</text:a><text:tab/>6</text:p>
          <text:p text:style-name="P7"><text:a xlink:type="simple" xlink:href="#6.Common Development and Distribution License, Version 1.0|outline" text:style-name="Internet_20_link" text:visited-style-name="Internet_20_link">Common Development and Distribution License, Version 1.0</text:a><text:tab/>7</text:p>
        </text:index-body>
      </text:table-of-content>
      <text:p text:style-name="P3"/>
      <text:h text:style-name="P6" text:outline-level="1">Overview</text:h>
      <text:p text:style-name="P3">This document describes typical deployment topologies of the synchronization feature of OpenDS.</text:p>
      <text:p text:style-name="P3">It does not cover all the topologies that can be used with synchronization but simply the topologies that what envisioned at the time this feature was developed.</text:p>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Gilles Bellaton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gilles.bellaton@sun.com</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text:span text:style-name="T2">th</text:span> 2006</text:p>
          </table:table-cell>
          <table:table-cell table:style-name="Table2.B2" office:value-type="string">
            <text:p text:style-name="P10">Initial draft</text:p>
          </table:table-cell>
        </table:table-row>
      </table:table>
      <text:p text:style-name="P3"/>
      <text:h text:style-name="P6" text:outline-level="1">Single data center</text:h>
      <text:p text:style-name="P3">When a single data center is used, it is necessary to have two changelog server instances to provide high availability in case of a failure of one of the changelog server. It is typically not necessary to add more changelog servers instances unless more than one failure must be tolerated or the necessary number of Directory Servers is very large.</text:p>
      <text:p text:style-name="P3"/>
      <text:p text:style-name="P3">The number of Directory Servers should be chosen depending on the maximum number of read operations that the Directory Service must provide.</text:p>
      <text:p text:style-name="P3"/>
      <text:p text:style-name="P3">Adding more Directory Servers does not help scaling the maximum number of update operations.</text:p>
      <text:p text:style-name="P3">Read-only server should only be used when there is a specific need.</text:p>
      <text:p text:style-name="P3"/>
      <text:p text:style-name="P3"><draw:g text:anchor-type="paragraph" draw:z-index="0" draw:style-name="gr1"><draw:rect draw:style-name="gr2" draw:text-style-name="P12" svg:width="0.9559in" svg:height="0.724in" svg:x="2.0866in" svg:y="0.5638in"><text:p text:style-name="P11">master </text:p><text:p text:style-name="P11">server</text:p></draw:rect><draw:rect draw:style-name="gr3" draw:text-style-name="P12" svg:width="0.9571in" svg:height="0.724in" svg:x="4.9567in" svg:y="0.9256in"><text:p text:style-name="P11">master </text:p><text:p text:style-name="P11">server</text:p></draw:rect><draw:rect draw:style-name="gr4" draw:text-style-name="P12" svg:width="0.9571in" svg:height="0.724in" svg:x="0.3638in" svg:y="2.5535in"><text:p text:style-name="P11">read only</text:p><text:p text:style-name="P11">server</text:p></draw:rect><draw:rect draw:style-name="gr5" draw:text-style-name="P12" svg:width="0.9579in" svg:height="0.724in" svg:x="2.2776in" svg:y="4.5429in"><text:p text:style-name="P11">master </text:p><text:p text:style-name="P11">server</text:p></draw:rect><draw:rect draw:style-name="gr6" draw:text-style-name="P12" svg:width="0.9571in" svg:height="0.724in" svg:x="4.9567in" svg:y="3.4575in"><text:p text:style-name="P11">master </text:p><text:p text:style-name="P11">server</text:p></draw:rect><draw:ellipse draw:style-name="gr7" draw:text-style-name="P12" svg:width="0.9559in" svg:height="0.9043in" svg:x="2.0866in" svg:y="2.3728in"><text:p/></draw:ellipse><draw:path draw:style-name="gr8" draw:text-style-name="P12" svg:width="0.9579in" svg:height="0.9051in" svg:x="3.6165in" svg:y="2.372in" svg:viewBox="0 0 2434 2300" svg:d="m1217 2298c-670 0-1217-515-1217-1148s547-1150 1217-1150 1215 517 1215 1150-545 1148-1215 1148z"><text:p/></draw:path><draw:frame draw:style-name="gr9" draw:text-style-name="P14" svg:width="1.3504in" svg:height="0.2941in" svg:x="2.7437in" svg:y="3.3417in"><draw:text-box><text:p text:style-name="P13">Changelog service</text:p></draw:text-box></draw:frame><draw:polygon draw:style-name="gr10" draw:text-style-name="P12" svg:width="3.5516in" svg:height="2.1598in" svg:x="1.7035in" svg:y="1.8409in" svg:viewBox="0 0 9022 5487" draw:points="4441,390 4332,367 4223,347 4117,333 4004,323 3565,289 3500,282 3434,280 3302,286 3173,300 3043,323 2782,376 2655,399 2524,418 2279,452 2041,499 1804,559 1566,624 1443,656 1318,674 1071,704 953,718 834,743 778,758 720,780 663,803 609,831 497,901 390,981 289,1074 243,1122 201,1177 162,1228 125,1284 93,1341 67,1401 44,1464 26,1526 12,1591 7,1660 0,1870 2,1977 9,2081 19,2185 37,2293 60,2401 90,2510 206,2946 265,3156 298,3261 335,3366 363,3433 395,3498 467,3623 550,3743 644,3859 746,3969 854,4073 1072,4272 1330,4480 1596,4676 1879,4860 2021,4942 2168,5022 2290,5082 2409,5135 2536,5186 2662,5232 2919,5313 3182,5383 3413,5440 3533,5461 3649,5477 3768,5486 3826,5486 3886,5484 3942,5475 4001,5466 4057,5454 4113,5436 4233,5387 4353,5336 4591,5228 4713,5182 4777,5163 4840,5147 4902,5135 4965,5126 5031,5122 5096,5124 5225,5129 5348,5121 5472,5106 5595,5085 5840,5031 6084,4971 6151,4953 6212,4930 6274,4904 6332,4875 6391,4844 6443,4808 6498,4770 6546,4729 6641,4641 6726,4547 6805,4450 6877,4348 6962,4235 7057,4126 7163,4027 7276,3941 7392,3861 7518,3787 7646,3725 7781,3676 7902,3632 8020,3582 8133,3531 8243,3477 8352,3413 8454,3350 8557,3281 8655,3210 8714,3164 8765,3113 8811,3060 8851,3006 8888,2949 8918,2886 8946,2824 8968,2764 8985,2693 8998,2630 9017,2496 9021,2362 9012,2228 8998,2110 8978,1995 8950,1880 8913,1766 8867,1656 8841,1603 8809,1552 8777,1505 8740,1459 8700,1415 8655,1374 8557,1293 8453,1214 8241,1067 7807,780 7682,699 7555,628 7426,566 7295,512 7033,406 6899,349 6768,289 6553,182 6443,129 6332,85 6221,48 6163,34 6105,18 6045,9 5985,4 5927,0 5865,2 5745,14 5625,35 5507,67 5390,104 5281,155 5228,185 5177,213 5128,247 5080,284 5031,323 4988,367 4713,445 4413,418 4359,390"><text:p/></draw:polygon><draw:line draw:style-name="gr11" draw:text-style-name="P12" svg:x1="2.087in" svg:y1="2.9154in" svg:x2="1.3209in" svg:y2="2.9154in"><text:p/></draw:line><draw:line draw:style-name="gr12" draw:text-style-name="P12" svg:x1="2.4693in" svg:y1="2.3728in" svg:x2="2.4693in" svg:y2="1.2874in"><text:p/></draw:line><draw:line draw:style-name="gr13" draw:text-style-name="P12" svg:x1="4.3831in" svg:y1="2.5535in" svg:x2="5.3394in" svg:y2="1.6492in"><text:p/></draw:line><draw:line draw:style-name="gr14" draw:text-style-name="P12" svg:x1="4.574in" svg:y1="2.9154in" svg:x2="5.3394in" svg:y2="3.4579in"><text:p/></draw:line><draw:line draw:style-name="gr15" draw:text-style-name="P12" svg:x1="2.6602in" svg:y1="4.5433in" svg:x2="2.6602in" svg:y2="3.2772in"><text:p/></draw:line><draw:line draw:style-name="gr16" draw:text-style-name="P12" svg:x1="3.0421in" svg:y1="2.7346in" svg:x2="3.6173in" svg:y2="2.7346in"><text:p/></draw:line></draw:g>Applications should typically do their read and write on the same server so that they don't experience consistency problems. </text:p>
      <text:h text:style-name="P6" text:outline-level="1">Several data centers</text:h>
      <text:p text:style-name="P3">When several data centers are used two changelog server should be used in each data center.</text:p>
      <text:p text:style-name="P3">The LDAP server normally connects to the local changelog server and will only access the changelog servers on the other data center if all the local copy have failed.</text:p>
      <text:p text:style-name="P3"/>
      <text:p text:style-name="P3"><draw:g text:anchor-type="paragraph" draw:z-index="1" draw:style-name="gr1"><draw:rect draw:style-name="gr17" draw:text-style-name="P12" svg:width="0.9996in" svg:height="0.7504in" svg:x="0.2571in" svg:y="1.411in"><text:p text:style-name="P11">master </text:p><text:p text:style-name="P11">server</text:p></draw:rect><draw:rect draw:style-name="gr18" draw:text-style-name="P12" svg:width="1.0004in" svg:height="0.7504in" svg:x="0.5063in" svg:y="4.661in"><text:p text:style-name="P11">master </text:p><text:p text:style-name="P11">server</text:p></draw:rect><draw:ellipse draw:style-name="gr19" draw:text-style-name="P12" svg:width="0.7496in" svg:height="0.7504in" svg:x="1.5071in" svg:y="2.411in"><text:p/></draw:ellipse><draw:path draw:style-name="gr20" draw:text-style-name="P12" svg:width="0.7504in" svg:height="0.7512in" svg:x="1.5063in" svg:y="3.6606in" svg:viewBox="0 0 1907 1909" svg:d="m954 1907c-527 0-954-427-954-953s427-954 954-954 951 427 951 954-425 953-951 953z"><text:p/></draw:path><draw:line draw:style-name="gr21" draw:text-style-name="P12" svg:x1="1.7563in" svg:y1="3.661in" svg:x2="1.7563in" svg:y2="3.161in"><text:p/></draw:line><draw:line draw:style-name="gr22" draw:text-style-name="P12" svg:x1="1.0063in" svg:y1="4.661in" svg:x2="1.5063in" svg:y2="4.161in"><text:p/></draw:line><draw:line draw:style-name="gr23" draw:text-style-name="P12" svg:x1="2.2563in" svg:y1="2.661in" svg:x2="4.2571in" svg:y2="2.661in"><text:p/></draw:line><draw:rect draw:style-name="gr24" draw:text-style-name="P12" svg:width="0.9996in" svg:height="0.7504in" svg:x="0.0071in" svg:y="2.911in"><text:p text:style-name="P11">master </text:p><text:p text:style-name="P11">server</text:p></draw:rect><draw:line draw:style-name="gr25" draw:text-style-name="P12" svg:x1="1.0063in" svg:y1="4.661in" svg:x2="1.5063in" svg:y2="4.161in"><text:p/></draw:line><draw:line draw:style-name="gr26" draw:text-style-name="P12" svg:x1="1.2563in" svg:y1="1.911in" svg:x2="1.7563in" svg:y2="2.411in"><text:p/></draw:line><draw:line draw:style-name="gr27" draw:text-style-name="P12" svg:x1="1.0063in" svg:y1="3.411in" svg:x2="1.5063in" svg:y2="2.911in"><text:p/></draw:line><draw:rect draw:style-name="gr28" draw:text-style-name="P12" svg:width="1.0004in" svg:height="0.7504in" draw:transform="rotate (3.1401963901876) translate (6.25625in 5.4125in)"><text:p/></draw:rect><draw:rect draw:style-name="gr29" draw:text-style-name="P12" svg:width="1.0004in" svg:height="0.7504in" draw:transform="rotate (3.1401963901876) translate (6.00902777777778in 2.16041666666667in)"><text:p/></draw:rect><draw:circle draw:style-name="gr30" draw:text-style-name="P12" svg:width="0.7504in" svg:height="0.7504in" draw:transform="rotate (3.13967279141201) translate (5.00625in 4.40902777777778in)"><text:p/></draw:circle><draw:path draw:style-name="gr31" draw:text-style-name="P12" svg:width="0.7504in" svg:height="0.7512in" draw:transform="rotate (3.13967279141201) translate (5.00763888888889in 3.15902777777778in)" svg:viewBox="0 0 1907 1909" svg:d="m954 1907c-527-6-955-429-954-954s423-954 951-953 956 425 954 951-425 954-951 956z"><text:p/></draw:path><draw:line draw:style-name="gr32" draw:text-style-name="P12" svg:x1="4.7587in" svg:y1="3.1583in" svg:x2="4.7579in" svg:y2="3.6583in"><text:p/></draw:line><draw:line draw:style-name="gr33" draw:text-style-name="P12" svg:x1="5.5106in" svg:y1="2.1598in" svg:x2="5.0091in" svg:y2="2.6591in"><text:p/></draw:line><draw:line draw:style-name="gr34" draw:text-style-name="P12" svg:x1="4.2571in" svg:y1="4.1579in" svg:x2="2.2563in" svg:y2="4.1543in"><text:p/></draw:line><draw:rect draw:style-name="gr35" draw:text-style-name="P12" svg:width="0.9996in" svg:height="0.7504in" draw:transform="rotate (3.1401963901876) translate (6.50625in 3.91111111111111in)"><text:p/></draw:rect><draw:line draw:style-name="gr36" draw:text-style-name="P12" svg:x1="5.5106in" svg:y1="2.1598in" svg:x2="5.0091in" svg:y2="2.6591in"><text:p/></draw:line><draw:line draw:style-name="gr37" draw:text-style-name="P12" svg:x1="5.2555in" svg:y1="4.9098in" svg:x2="4.7563in" svg:y2="4.4083in"><text:p/></draw:line><draw:line draw:style-name="gr38" draw:text-style-name="P12" svg:x1="5.5087in" svg:y1="3.4098in" svg:x2="5.0079in" svg:y2="3.9091in"><text:p/></draw:line><draw:frame draw:style-name="gr39" draw:text-style-name="P14" svg:width="0.6157in" svg:height="0.4539in" svg:x="5.3461in" svg:y="4.689in"><draw:text-box><text:p text:style-name="P13">master</text:p><text:p text:style-name="P13">server</text:p></draw:text-box></draw:frame><draw:frame draw:style-name="gr40" draw:text-style-name="P14" svg:width="0.6157in" svg:height="0.4539in" svg:x="5.0972in" svg:y="1.411in"><draw:text-box><text:p text:style-name="P13">master</text:p><text:p text:style-name="P13">server</text:p></draw:text-box></draw:frame><draw:frame draw:style-name="gr41" draw:text-style-name="P14" svg:width="0.6157in" svg:height="0.4539in" svg:x="5.5961in" svg:y="3.161in"><draw:text-box><text:p text:style-name="P13">master</text:p><text:p text:style-name="P13">server</text:p></draw:text-box></draw:frame><draw:polygon draw:style-name="gr42" draw:text-style-name="P12" svg:width="1.1386in" svg:height="2.9843in" svg:x="2.6181in" svg:y="1.9272in" svg:viewBox="0 0 2893 7581" draw:points="1423,538 1388,503 1355,478 1319,459 1284,445 1143,395 1122,386 1099,385 1058,392 1016,413 975,443 893,515 850,549 810,573 730,623 654,688 579,767 501,861 462,901 422,930 344,968 305,991 266,1025 249,1046 231,1074 213,1108 194,1147 159,1244 125,1355 93,1482 78,1549 64,1621 51,1693 41,1771 30,1850 21,1935 14,2020 7,2108 4,2198 2,2290 0,2582 0,2729 2,2873 5,3020 11,3168 19,3318 28,3470 65,4068 85,4359 95,4505 108,4650 116,4743 125,4833 150,5008 176,5172 206,5330 238,5480 273,5627 344,5902 425,6189 512,6461 601,6712 649,6828 695,6937 734,7020 773,7096 813,7167 854,7228 937,7341 1020,7438 1094,7514 1132,7546 1169,7569 1208,7579 1226,7579 1245,7576 1263,7567 1282,7553 1300,7535 1318,7511 1356,7444 1395,7370 1473,7221 1512,7160 1531,7131 1550,7110 1572,7094 1591,7084 1612,7078 1633,7082 1674,7086 1715,7077 1755,7056 1794,7027 1871,6950 1951,6867 1972,6842 1993,6810 2013,6777 2030,6735 2050,6690 2066,6643 2083,6590 2099,6533 2129,6414 2155,6283 2182,6147 2205,6008 2233,5849 2263,5701 2297,5565 2334,5442 2371,5330 2411,5233 2452,5149 2494,5080 2533,5018 2570,4951 2607,4879 2642,4800 2678,4717 2711,4627 2745,4533 2776,4434 2794,4371 2810,4302 2824,4230 2838,4152 2850,4073 2859,3988 2868,3902 2875,3814 2880,3724 2884,3634 2891,3447 2891,3261 2889,3078 2884,2916 2879,2753 2870,2595 2858,2438 2843,2286 2835,2214 2824,2145 2813,2078 2803,2014 2790,1954 2776,1898 2745,1783 2711,1676 2642,1473 2503,1074 2462,961 2422,866 2379,781 2339,706 2254,557 2212,480 2170,395 2103,249 2066,178 2030,115 1993,64 1976,42 1956,25 1939,11 1919,4 1900,0 1880,2 1842,18 1803,48 1766,90 1729,143 1693,212 1676,250 1660,295 1642,340 1628,390 1614,445 1600,503 1512,610 1415,573 1397,538"><text:p/></draw:polygon><draw:line draw:style-name="gr43" draw:text-style-name="P12" svg:x1="2.2563in" svg:y1="2.911in" svg:x2="4.2563in" svg:y2="3.911in"><text:p/></draw:line><draw:line draw:style-name="gr44" draw:text-style-name="P12" svg:x1="2.2563in" svg:y1="3.911in" svg:x2="4.2563in" svg:y2="2.911in"><text:p/></draw:line></draw:g>The application should always connect to local instances of the Directory Servers and should <text:s/>perform read and write operations on the same server.</text:p>
      <text:h text:style-name="P6" text:outline-level="1">Small deployments</text:h>
      <text:p text:style-name="P3">For small deployments it is possible to use only two machines by running the changelog server and the Directory Server on the same machine</text:p>
      <text:p text:style-name="P3"><draw:g text:anchor-type="paragraph" draw:z-index="2" draw:style-name="gr1"><draw:rect draw:style-name="gr45" draw:text-style-name="P12" svg:width="2.585in" svg:height="3.8488in" svg:x="0.111in" svg:y="0.8827in"><text:p/></draw:rect><draw:rect draw:style-name="gr46" draw:text-style-name="P12" svg:width="1.4098in" svg:height="1.2031in" svg:x="0.6984in" svg:y="1.1228in"><text:p/></draw:rect><draw:ellipse draw:style-name="gr47" draw:text-style-name="P15" svg:width="0.9406in" svg:height="0.963in" svg:x="0.9331in" svg:y="3.0472in"><text:p text:style-name="P11"><text:span text:style-name="T3">changelog</text:span></text:p></draw:ellipse><draw:line draw:style-name="gr48" draw:text-style-name="P12" svg:x1="1.4035in" svg:y1="2.3256in" svg:x2="1.4035in" svg:y2="3.0472in"><text:p/></draw:line><draw:frame draw:style-name="gr49" draw:text-style-name="P14" svg:width="0.6157in" svg:height="0.4969in" svg:x="1.0508in" svg:y="1.3902in"><draw:text-box><text:p text:style-name="P13">master</text:p><text:p text:style-name="P13">server</text:p></draw:text-box></draw:frame><draw:rect draw:style-name="gr50" draw:text-style-name="P12" svg:width="2.585in" svg:height="3.8488in" svg:x="3.6354in" svg:y="0.8827in"><text:p/></draw:rect><draw:rect draw:style-name="gr51" draw:text-style-name="P12" svg:width="1.4098in" svg:height="1.2031in" svg:x="4.2228in" svg:y="1.1228in"><text:p/></draw:rect><draw:ellipse draw:style-name="gr52" draw:text-style-name="P15" svg:width="0.9406in" svg:height="0.963in" svg:x="4.4575in" svg:y="3.0472in"><text:p text:style-name="P11"><text:span text:style-name="T3">changelog</text:span></text:p></draw:ellipse><draw:line draw:style-name="gr53" draw:text-style-name="P12" svg:x1="4.9276in" svg:y1="2.3256in" svg:x2="4.9276in" svg:y2="3.0472in"><text:p/></draw:line><draw:frame draw:style-name="gr54" draw:text-style-name="P14" svg:width="0.6157in" svg:height="0.4969in" svg:x="4.5756in" svg:y="1.3902in"><draw:text-box><text:p text:style-name="P13">master</text:p><text:p text:style-name="P13">server</text:p></draw:text-box></draw:frame><draw:line draw:style-name="gr55" draw:text-style-name="P12" svg:x1="1.9909in" svg:y1="3.5283in" svg:x2="4.3402in" svg:y2="3.5283in"><text:p/></draw:line><draw:frame draw:style-name="gr56" draw:text-style-name="P14" svg:width="0.5843in" svg:height="0.2969in" svg:x="1.9866in" svg:y="4.3362in"><draw:text-box><text:p text:style-name="P13">host 1</text:p></draw:text-box></draw:frame><draw:frame draw:style-name="gr57" draw:text-style-name="P14" svg:width="0.5843in" svg:height="0.2969in" svg:x="5.511in" svg:y="4.3362in"><draw:text-box><text:p text:style-name="P13">host 2</text:p></draw:text-box></draw:frame></draw:g>In order to further simplify administration it is possible to run both servers in a single process.</text:p>
      <text:h text:style-name="P6" text:outline-level="1">Common Development and Distribution License, Version 1.0</text:h>
      <text:p text:style-name="P16">Unless otherwise noted, all components of the OpenDS Directory Server, including all source, configuration, and documentation, are released under the Common Development and Distribution License (CDDL), Version 1.0. <text:s/>The full text of that license is as follows:</text:p>
      <text:p text:style-name="P17"/>
      <text:p text:style-name="P18">1. Definitions.</text:p>
      <text:p text:style-name="P19"/>
      <text:p text:style-name="P19"><text:s text:c="4"/>1.1. "Contributor" means each individual or entity that creates</text:p>
      <text:p text:style-name="P19"><text:s text:c="9"/>or contributes to the creation of Modifications.</text:p>
      <text:p text:style-name="P19"/>
      <text:p text:style-name="P19"><text:s text:c="4"/>1.2. "Contributor Version" means the combination of the Original</text:p>
      <text:p text:style-name="P19"><text:s text:c="9"/>Software, prior Modifications used by a Contributor (if any),</text:p>
      <text:p text:style-name="P19"><text:s text:c="9"/>and the Modifications made by that particular Contributor.</text:p>
      <text:p text:style-name="P19"/>
      <text:p text:style-name="P19"><text:s text:c="4"/>1.3. "Covered Software" means (a) the Original Software, or (b)</text:p>
      <text:p text:style-name="P19"><text:s text:c="9"/>Modifications, or (c) the combination of files containing</text:p>
      <text:p text:style-name="P19"><text:s text:c="9"/>Original Software with files containing Modifications, in</text:p>
      <text:p text:style-name="P19"><text:s text:c="9"/>each case including portions thereof.</text:p>
      <text:p text:style-name="P19"/>
      <text:p text:style-name="P19"><text:s text:c="4"/>1.4. "Executable" means the Covered Software in any form other</text:p>
      <text:p text:style-name="P19"><text:s text:c="9"/>than Source Code.</text:p>
      <text:p text:style-name="P19"/>
      <text:p text:style-name="P19"><text:s text:c="4"/>1.5. "Initial Developer" means the individual or entity that first</text:p>
      <text:p text:style-name="P19"><text:s text:c="9"/>makes Original Software available under this License.</text:p>
      <text:p text:style-name="P19"/>
      <text:p text:style-name="P19"><text:s text:c="4"/>1.6. "Larger Work" means a work which combines Covered Software or</text:p>
      <text:p text:style-name="P19"><text:s text:c="9"/>portions thereof with code not governed by the terms of this</text:p>
      <text:p text:style-name="P19"><text:s text:c="9"/>License.</text:p>
      <text:p text:style-name="P19"/>
      <text:p text:style-name="P19"><text:s text:c="4"/>1.7. "License" means this document.</text:p>
      <text:p text:style-name="P19"/>
      <text:p text:style-name="P19"><text:s text:c="4"/>1.8. "Licensable" means having the right to grant, to the maximum</text:p>
      <text:p text:style-name="P19"><text:s text:c="9"/>extent possible, whether at the time of the initial grant or</text:p>
      <text:p text:style-name="P19"><text:s text:c="9"/>subsequently acquired, any and all of the rights conveyed</text:p>
      <text:p text:style-name="P19"><text:s text:c="9"/>herein.</text:p>
      <text:p text:style-name="P19"/>
      <text:p text:style-name="P19"><text:s text:c="4"/>1.9. "Modifications" means the Source Code and Executable form of</text:p>
      <text:p text:style-name="P19"><text:s text:c="9"/>any of the following:</text:p>
      <text:p text:style-name="P19"/>
      <text:p text:style-name="P19"><text:s text:c="8"/>A. Any file that results from an addition to, deletion from or</text:p>
      <text:p text:style-name="P19"><text:s text:c="11"/>modification of the contents of a file containing Original</text:p>
      <text:p text:style-name="P19"><text:s text:c="11"/>Software or previous Modifications;</text:p>
      <text:p text:style-name="P19"/>
      <text:p text:style-name="P19"><text:s text:c="8"/>B. Any new file that contains any part of the Original</text:p>
      <text:p text:style-name="P19"><text:s text:c="11"/>Software or previous Modifications; or</text:p>
      <text:p text:style-name="P19"/>
      <text:p text:style-name="P19"><text:s text:c="8"/>C. Any new file that is contributed or otherwise made</text:p>
      <text:p text:style-name="P19"><text:s text:c="11"/>available under the terms of this License.</text:p>
      <text:p text:style-name="P19"/>
      <text:p text:style-name="P19"><text:s text:c="4"/>1.10. "Original Software" means the Source Code and Executable</text:p>
      <text:p text:style-name="P19"><text:s text:c="10"/>form of computer software code that is originally released</text:p>
      <text:p text:style-name="P19"><text:s text:c="10"/>under this License.</text:p>
      <text:p text:style-name="P19"/>
      <text:p text:style-name="P19"><text:s text:c="4"/>1.11. "Patent Claims" means any patent claim(s), now owned or</text:p>
      <text:p text:style-name="P19"><text:s text:c="10"/>hereafter acquired, including without limitation, method,</text:p>
      <text:p text:style-name="P19"><text:s text:c="10"/>process, and apparatus claims, in any patent Licensable by</text:p>
      <text:p text:style-name="P19"><text:s text:c="10"/>grantor.</text:p>
      <text:p text:style-name="P19"/>
      <text:p text:style-name="P19"><text:s text:c="4"/>1.12. "Source Code" means (a) the common form of computer software</text:p>
      <text:p text:style-name="P19"><text:s text:c="10"/>code in which modifications are made and (b) associated</text:p>
      <text:p text:style-name="P19"><text:s text:c="10"/>documentation included in or with such code.</text:p>
      <text:p text:style-name="P19"/>
      <text:p text:style-name="P19"><text:s text:c="4"/>1.13. "You" (or "Your") means an individual or a legal entity</text:p>
      <text:p text:style-name="P19"><text:s text:c="10"/>exercising rights under, and complying with all of the terms</text:p>
      <text:p text:style-name="P19"><text:s text:c="10"/>of, this License. <text:s/>For legal entities, "You" includes any</text:p>
      <text:p text:style-name="P19"><text:s text:c="10"/>entity which controls, is controlled by, or is under common</text:p>
      <text:p text:style-name="P19"><text:s text:c="10"/>control with You. <text:s/>For purposes of this definition,</text:p>
      <text:p text:style-name="P19"><text:s text:c="10"/>"control" means (a) the power, direct or indirect, to cause</text:p>
      <text:p text:style-name="P19"><text:s text:c="10"/>the direction or management of such entity, whether by</text:p>
      <text:p text:style-name="P19"><text:s text:c="10"/>contract or otherwise, or (b) ownership of more than fifty</text:p>
      <text:p text:style-name="P19"><text:s text:c="10"/>percent (50%) of the outstanding shares or beneficial</text:p>
      <text:p text:style-name="P19"><text:s text:c="10"/>ownership of such entity.</text:p>
      <text:p text:style-name="P19"/>
      <text:p text:style-name="P19">2. License Grants.</text:p>
      <text:p text:style-name="P19"/>
      <text:p text:style-name="P19"><text:s text:c="4"/>2.1. The Initial Developer Grant.</text:p>
      <text:p text:style-name="P19"/>
      <text:p text:style-name="P19"><text:s text:c="4"/>Conditioned upon Your compliance with Section 3.1 below and</text:p>
      <text:p text:style-name="P19"><text:s text:c="4"/>subject to third party intellectual property claims, the Initial</text:p>
      <text:p text:style-name="P19"><text:s text:c="4"/>Developer hereby grants You a world-wide, royalty-free,</text:p>
      <text:p text:style-name="P19"><text:s text:c="4"/>non-exclusive license:</text:p>
      <text:p text:style-name="P19"/>
      <text:p text:style-name="P19"><text:s text:c="8"/>(a) under intellectual property rights (other than patent or</text:p>
      <text:p text:style-name="P19"><text:s text:c="12"/>trademark) Licensable by Initial Developer, to use,</text:p>
      <text:p text:style-name="P19"><text:s text:c="12"/>reproduce, modify, display, perform, sublicense and</text:p>
      <text:p text:style-name="P19"><text:s text:c="12"/>distribute the Original Software (or portions thereof),</text:p>
      <text:p text:style-name="P19"><text:s text:c="12"/>with or without Modifications, and/or as part of a Larger</text:p>
      <text:p text:style-name="P19"><text:s text:c="12"/>Work; and</text:p>
      <text:p text:style-name="P19"/>
      <text:p text:style-name="P19"><text:s text:c="8"/>(b) under Patent Claims infringed by the making, using or</text:p>
      <text:p text:style-name="P19"><text:s text:c="12"/>selling of Original Software, to make, have made, use,</text:p>
      <text:p text:style-name="P19"><text:s text:c="12"/>practice, sell, and offer for sale, and/or otherwise</text:p>
      <text:p text:style-name="P19"><text:s text:c="12"/>dispose of the Original Software (or portions thereof).</text:p>
      <text:p text:style-name="P19"/>
      <text:p text:style-name="P19"><text:s text:c="8"/>(c) The licenses granted in Sections 2.1(a) and (b) are</text:p>
      <text:p text:style-name="P19"><text:s text:c="12"/>effective on the date Initial Developer first distributes</text:p>
      <text:p text:style-name="P19"><text:s text:c="12"/>or otherwise makes the Original Software available to a</text:p>
      <text:p text:style-name="P19"><text:s text:c="12"/>third party under the terms of this License.</text:p>
      <text:p text:style-name="P19"/>
      <text:p text:style-name="P19"><text:s text:c="8"/>(d) Notwithstanding Section 2.1(b) above, no patent license is</text:p>
      <text:p text:style-name="P19"><text:s text:c="12"/>granted: (1) for code that You delete from the Original</text:p>
      <text:p text:style-name="P19"><text:s text:c="12"/>Software, or (2) for infringements caused by: (i) the</text:p>
      <text:p text:style-name="P19"><text:s text:c="12"/>modification of the Original Software, or (ii) the</text:p>
      <text:p text:style-name="P19"><text:s text:c="12"/>combination of the Original Software with other software</text:p>
      <text:p text:style-name="P19"><text:s text:c="12"/>or devices.</text:p>
      <text:p text:style-name="P19"/>
      <text:p text:style-name="P19"><text:s text:c="4"/>2.2. Contributor Grant.</text:p>
      <text:p text:style-name="P19"/>
      <text:p text:style-name="P19"><text:s text:c="4"/>Conditioned upon Your compliance with Section 3.1 below and</text:p>
      <text:p text:style-name="P19"><text:s text:c="4"/>subject to third party intellectual property claims, each</text:p>
      <text:p text:style-name="P19"><text:s text:c="4"/>Contributor hereby grants You a world-wide, royalty-free,</text:p>
      <text:p text:style-name="P19"><text:s text:c="4"/>non-exclusive license:</text:p>
      <text:p text:style-name="P19"/>
      <text:p text:style-name="P19"><text:s text:c="8"/>(a) under intellectual property rights (other than patent or</text:p>
      <text:p text:style-name="P19"><text:s text:c="12"/>trademark) Licensable by Contributor to use, reproduce,</text:p>
      <text:p text:style-name="P19"><text:s text:c="12"/>modify, display, perform, sublicense and distribute the</text:p>
      <text:p text:style-name="P19"><text:s text:c="12"/>Modifications created by such Contributor (or portions</text:p>
      <text:p text:style-name="P19"><text:s text:c="12"/>thereof), either on an unmodified basis, with other</text:p>
      <text:p text:style-name="P19"><text:s text:c="12"/>Modifications, as Covered Software and/or as part of a</text:p>
      <text:p text:style-name="P19"><text:s text:c="12"/>Larger Work; and</text:p>
      <text:p text:style-name="P19"/>
      <text:p text:style-name="P19"><text:s text:c="8"/>(b) under Patent Claims infringed by the making, using, or</text:p>
      <text:p text:style-name="P19"><text:s text:c="12"/>selling of Modifications made by that Contributor either</text:p>
      <text:p text:style-name="P19"><text:s text:c="12"/>alone and/or in combination with its Contributor Version</text:p>
      <text:p text:style-name="P19"><text:s text:c="12"/>(or portions of such combination), to make, use, sell,</text:p>
      <text:p text:style-name="P19"><text:s text:c="12"/>offer for sale, have made, and/or otherwise dispose of:</text:p>
      <text:p text:style-name="P19"><text:s text:c="12"/>(1) Modifications made by that Contributor (or portions</text:p>
      <text:p text:style-name="P19"><text:s text:c="12"/>thereof); and (2) the combination of Modifications made by</text:p>
      <text:p text:style-name="P19"><text:s text:c="12"/>that Contributor with its Contributor Version (or portions</text:p>
      <text:p text:style-name="P19"><text:s text:c="12"/>of such combination).</text:p>
      <text:p text:style-name="P19"/>
      <text:p text:style-name="P19"><text:s text:c="8"/>(c) The licenses granted in Sections 2.2(a) and 2.2(b) are</text:p>
      <text:p text:style-name="P19"><text:s text:c="12"/>effective on the date Contributor first distributes or</text:p>
      <text:p text:style-name="P19"><text:s text:c="12"/>otherwise makes the Modifications available to a third</text:p>
      <text:p text:style-name="P19"><text:s text:c="12"/>party.</text:p>
      <text:p text:style-name="P19"/>
      <text:p text:style-name="P19"><text:s text:c="8"/>(d) Notwithstanding Section 2.2(b) above, no patent license is</text:p>
      <text:p text:style-name="P19"><text:s text:c="12"/>granted: (1) for any code that Contributor has deleted</text:p>
      <text:p text:style-name="P19"><text:s text:c="12"/>from the Contributor Version; (2) for infringements caused</text:p>
      <text:p text:style-name="P19"><text:s text:c="12"/>by: (i) third party modifications of Contributor Version,</text:p>
      <text:p text:style-name="P19"><text:s text:c="12"/>or (ii) the combination of Modifications made by that</text:p>
      <text:p text:style-name="P19"><text:s text:c="12"/>Contributor with other software (except as part of the</text:p>
      <text:p text:style-name="P19"><text:s text:c="12"/>Contributor Version) or other devices; or (3) under Patent</text:p>
      <text:p text:style-name="P19"><text:s text:c="12"/>Claims infringed by Covered Software in the absence of</text:p>
      <text:p text:style-name="P19"><text:s text:c="12"/>Modifications made by that Contributor.</text:p>
      <text:p text:style-name="P19"/>
      <text:p text:style-name="P19">3. Distribution Obligations.</text:p>
      <text:p text:style-name="P19"/>
      <text:p text:style-name="P19"><text:s text:c="4"/>3.1. Availability of Source Code.</text:p>
      <text:p text:style-name="P19"/>
      <text:p text:style-name="P19"><text:s text:c="4"/>Any Covered Software that You distribute or otherwise make</text:p>
      <text:p text:style-name="P19"><text:s text:c="4"/>available in Executable form must also be made available in Source</text:p>
      <text:p text:style-name="P19"><text:s text:c="4"/>Code form and that Source Code form must be distributed only under</text:p>
      <text:p text:style-name="P19"><text:s text:c="4"/>the terms of this License. <text:s/>You must include a copy of this</text:p>
      <text:p text:style-name="P19"><text:s text:c="4"/>License with every copy of the Source Code form of the Covered</text:p>
      <text:p text:style-name="P19"><text:s text:c="4"/>Software You distribute or otherwise make available. <text:s/>You must</text:p>
      <text:p text:style-name="P19"><text:s text:c="4"/>inform recipients of any such Covered Software in Executable form</text:p>
      <text:p text:style-name="P19"><text:s text:c="4"/>as to how they can obtain such Covered Software in Source Code</text:p>
      <text:p text:style-name="P19"><text:s text:c="4"/>form in a reasonable manner on or through a medium customarily</text:p>
      <text:p text:style-name="P19"><text:s text:c="4"/>used for software exchange.</text:p>
      <text:p text:style-name="P19"/>
      <text:p text:style-name="P19"><text:s text:c="4"/>3.2. Modifications.</text:p>
      <text:p text:style-name="P19"/>
      <text:p text:style-name="P19"><text:s text:c="4"/>The Modifications that You create or to which You contribute are</text:p>
      <text:p text:style-name="P19"><text:s text:c="4"/>governed by the terms of this License. <text:s/>You represent that You</text:p>
      <text:p text:style-name="P19"><text:s text:c="4"/>believe Your Modifications are Your original creation(s) and/or</text:p>
      <text:p text:style-name="P19"><text:s text:c="4"/>You have sufficient rights to grant the rights conveyed by this</text:p>
      <text:p text:style-name="P19"><text:s text:c="4"/>License.</text:p>
      <text:p text:style-name="P19"/>
      <text:p text:style-name="P19"><text:s text:c="4"/>3.3. Required Notices.</text:p>
      <text:p text:style-name="P19"/>
      <text:p text:style-name="P19"><text:s text:c="4"/>You must include a notice in each of Your Modifications that</text:p>
      <text:p text:style-name="P19"><text:s text:c="4"/>identifies You as the Contributor of the Modification. <text:s/>You may</text:p>
      <text:p text:style-name="P19"><text:s text:c="4"/>not remove or alter any copyright, patent or trademark notices</text:p>
      <text:p text:style-name="P19"><text:s text:c="4"/>contained within the Covered Software, or any notices of licensing</text:p>
      <text:p text:style-name="P19"><text:s text:c="4"/>or any descriptive text giving attribution to any Contributor or</text:p>
      <text:p text:style-name="P19"><text:s text:c="4"/>the Initial Developer.</text:p>
      <text:p text:style-name="P19"/>
      <text:p text:style-name="P19"><text:s text:c="4"/>3.4. Application of Additional Terms.</text:p>
      <text:p text:style-name="P19"/>
      <text:p text:style-name="P19"><text:s text:c="4"/>You may not offer or impose any terms on any Covered Software in</text:p>
      <text:p text:style-name="P19"><text:s text:c="4"/>Source Code form that alters or restricts the applicable version</text:p>
      <text:p text:style-name="P19"><text:s text:c="4"/>of this License or the recipients' rights hereunder. <text:s/>You may</text:p>
      <text:p text:style-name="P19"><text:s text:c="4"/>choose to offer, and to charge a fee for, warranty, support,</text:p>
      <text:p text:style-name="P19"><text:s text:c="4"/>indemnity or liability obligations to one or more recipients of</text:p>
      <text:p text:style-name="P19"><text:s text:c="4"/>Covered Software. <text:s/>However, you may do so only on Your own behalf,</text:p>
      <text:p text:style-name="P19"><text:s text:c="4"/>and not on behalf of the Initial Developer or any Contributor.</text:p>
      <text:p text:style-name="P19"><text:s text:c="4"/>You must make it absolutely clear that any such warranty, support,</text:p>
      <text:p text:style-name="P19"><text:s text:c="4"/>indemnity or liability obligation is offered by You alone, and You</text:p>
      <text:p text:style-name="P19"><text:s text:c="4"/>hereby agree to indemnify the Initial Developer and every</text:p>
      <text:p text:style-name="P19"><text:s text:c="4"/>Contributor for any liability incurred by the Initial Developer or</text:p>
      <text:p text:style-name="P19"><text:s text:c="4"/>such Contributor as a result of warranty, support, indemnity or</text:p>
      <text:p text:style-name="P19"><text:s text:c="4"/>liability terms You offer.</text:p>
      <text:p text:style-name="P19"/>
      <text:p text:style-name="P19"><text:s text:c="4"/>3.5. Distribution of Executable Versions.</text:p>
      <text:p text:style-name="P19"/>
      <text:p text:style-name="P19"><text:s text:c="4"/>You may distribute the Executable form of the Covered Software</text:p>
      <text:p text:style-name="P19"><text:s text:c="4"/>under the terms of this License or under the terms of a license of</text:p>
      <text:p text:style-name="P19"><text:s text:c="4"/>Your choice, which may contain terms different from this License,</text:p>
      <text:p text:style-name="P19"><text:s text:c="4"/>provided that You are in compliance with the terms of this License</text:p>
      <text:p text:style-name="P19"><text:s text:c="4"/>and that the license for the Executable form does not attempt to</text:p>
      <text:p text:style-name="P19"><text:s text:c="4"/>limit or alter the recipient's rights in the Source Code form from</text:p>
      <text:p text:style-name="P19"><text:s text:c="4"/>the rights set forth in this License. <text:s/>If You distribute the</text:p>
      <text:p text:style-name="P19"><text:s text:c="4"/>Covered Software in Executable form under a different license, You</text:p>
      <text:p text:style-name="P19"><text:s text:c="4"/>must make it absolutely clear that any terms which differ from</text:p>
      <text:p text:style-name="P19"><text:s text:c="4"/>this License are offered by You alone, not by the Initial</text:p>
      <text:p text:style-name="P19"><text:s text:c="4"/>Developer or Contributor. <text:s/>You hereby agree to indemnify the</text:p>
      <text:p text:style-name="P19"><text:s text:c="4"/>Initial Developer and every Contributor for any liability incurred</text:p>
      <text:p text:style-name="P19"><text:s text:c="4"/>by the Initial Developer or such Contributor as a result of any</text:p>
      <text:p text:style-name="P19"><text:s text:c="4"/>such terms You offer.</text:p>
      <text:p text:style-name="P19"/>
      <text:p text:style-name="P19"><text:s text:c="4"/>3.6. Larger Works.</text:p>
      <text:p text:style-name="P19"/>
      <text:p text:style-name="P19"><text:s text:c="4"/>You may create a Larger Work by combining Covered Software with</text:p>
      <text:p text:style-name="P19"><text:s text:c="4"/>other code not governed by the terms of this License and</text:p>
      <text:p text:style-name="P19"><text:s text:c="4"/>distribute the Larger Work as a single product. <text:s/>In such a case,</text:p>
      <text:p text:style-name="P19"><text:s text:c="4"/>You must make sure the requirements of this License are fulfilled</text:p>
      <text:p text:style-name="P19"><text:s text:c="4"/>for the Covered Software.</text:p>
      <text:p text:style-name="P19"/>
      <text:p text:style-name="P19">4. Versions of the License.</text:p>
      <text:p text:style-name="P19"/>
      <text:p text:style-name="P19"><text:s text:c="4"/>4.1. New Versions.</text:p>
      <text:p text:style-name="P19"/>
      <text:p text:style-name="P19"><text:s text:c="4"/>Sun Microsystems, Inc. is the initial license steward and may</text:p>
      <text:p text:style-name="P19"><text:s text:c="4"/>publish revised and/or new versions of this License from time to</text:p>
      <text:p text:style-name="P19"><text:s text:c="4"/>time. <text:s/>Each version will be given a distinguishing version number.</text:p>
      <text:p text:style-name="P19"><text:s text:c="4"/>Except as provided in Section 4.3, no one other than the license</text:p>
      <text:p text:style-name="P19"><text:s text:c="4"/>steward has the right to modify this License.</text:p>
      <text:p text:style-name="P19"/>
      <text:p text:style-name="P19"><text:s text:c="4"/>4.2. Effect of New Versions.</text:p>
      <text:p text:style-name="P19"/>
      <text:p text:style-name="P19"><text:s text:c="4"/>You may always continue to use, distribute or otherwise make the</text:p>
      <text:p text:style-name="P19"><text:s text:c="4"/>Covered Software available under the terms of the version of the</text:p>
      <text:p text:style-name="P19"><text:s text:c="4"/>License under which You originally received the Covered Software.</text:p>
      <text:p text:style-name="P19"><text:s text:c="4"/>If the Initial Developer includes a notice in the Original</text:p>
      <text:p text:style-name="P19"><text:s text:c="4"/>Software prohibiting it from being distributed or otherwise made</text:p>
      <text:p text:style-name="P19"><text:s text:c="4"/>available under any subsequent version of the License, You must</text:p>
      <text:p text:style-name="P19"><text:s text:c="4"/>distribute and make the Covered Software available under the terms</text:p>
      <text:p text:style-name="P19"><text:s text:c="4"/>of the version of the License under which You originally received</text:p>
      <text:p text:style-name="P19"><text:s text:c="4"/>the Covered Software. <text:s/>Otherwise, You may also choose to use,</text:p>
      <text:p text:style-name="P19"><text:s text:c="4"/>distribute or otherwise make the Covered Software available under</text:p>
      <text:p text:style-name="P19"><text:s text:c="4"/>the terms of any subsequent version of the License published by</text:p>
      <text:p text:style-name="P19"><text:s text:c="4"/>the license steward.</text:p>
      <text:p text:style-name="P19"/>
      <text:p text:style-name="P19"><text:s text:c="4"/>4.3. Modified Versions.</text:p>
      <text:p text:style-name="P19"/>
      <text:p text:style-name="P19"><text:s text:c="4"/>When You are an Initial Developer and You want to create a new</text:p>
      <text:p text:style-name="P19"><text:s text:c="4"/>license for Your Original Software, You may create and use a</text:p>
      <text:p text:style-name="P19"><text:s text:c="4"/>modified version of this License if You: (a) rename the license</text:p>
      <text:p text:style-name="P19"><text:s text:c="4"/>and remove any references to the name of the license steward</text:p>
      <text:p text:style-name="P19"><text:s text:c="4"/>(except to note that the license differs from this License); and</text:p>
      <text:p text:style-name="P19"><text:s text:c="4"/>(b) otherwise make it clear that the license contains terms which</text:p>
      <text:p text:style-name="P19"><text:s text:c="4"/>differ from this License.</text:p>
      <text:p text:style-name="P19"/>
      <text:p text:style-name="P19">5. DISCLAIMER OF WARRANTY.</text:p>
      <text:p text:style-name="P19"/>
      <text:p text:style-name="P19"><text:s text:c="4"/>COVERED SOFTWARE IS PROVIDED UNDER THIS LICENSE ON AN "AS IS"</text:p>
      <text:p text:style-name="P19"><text:s text:c="4"/>BASIS, WITHOUT WARRANTY OF ANY KIND, EITHER EXPRESSED OR IMPLIED,</text:p>
      <text:p text:style-name="P19"><text:s text:c="4"/>INCLUDING, WITHOUT LIMITATION, WARRANTIES THAT THE COVERED</text:p>
      <text:p text:style-name="P19"><text:s text:c="4"/>SOFTWARE IS FREE OF DEFECTS, MERCHANTABLE, FIT FOR A PARTICULAR</text:p>
      <text:p text:style-name="P19"><text:s text:c="4"/>PURPOSE OR NON-INFRINGING. <text:s/>THE ENTIRE RISK AS TO THE QUALITY AND</text:p>
      <text:p text:style-name="P19"><text:s text:c="4"/>PERFORMANCE OF THE COVERED SOFTWARE IS WITH YOU. <text:s/>SHOULD ANY</text:p>
      <text:p text:style-name="P19"><text:s text:c="4"/>COVERED SOFTWARE PROVE DEFECTIVE IN ANY RESPECT, YOU (NOT THE</text:p>
      <text:p text:style-name="P19"><text:s text:c="4"/>INITIAL DEVELOPER OR ANY OTHER CONTRIBUTOR) ASSUME THE COST OF ANY</text:p>
      <text:p text:style-name="P19"><text:s text:c="4"/>NECESSARY SERVICING, REPAIR OR CORRECTION. <text:s/>THIS DISCLAIMER OF</text:p>
      <text:p text:style-name="P19"><text:s text:c="4"/>WARRANTY CONSTITUTES AN ESSENTIAL PART OF THIS LICENSE. <text:s/>NO USE OF</text:p>
      <text:p text:style-name="P19"><text:s text:c="4"/>ANY COVERED SOFTWARE IS AUTHORIZED HEREUNDER EXCEPT UNDER THIS</text:p>
      <text:p text:style-name="P19"><text:s text:c="4"/>DISCLAIMER.</text:p>
      <text:p text:style-name="P19"/>
      <text:p text:style-name="P19">6. TERMINATION.</text:p>
      <text:p text:style-name="P19"/>
      <text:p text:style-name="P19"><text:s text:c="4"/>6.1. This License and the rights granted hereunder will terminate</text:p>
      <text:p text:style-name="P19"><text:s text:c="4"/>automatically if You fail to comply with terms herein and fail to</text:p>
      <text:p text:style-name="P19"><text:s text:c="4"/>cure such breach within 30 days of becoming aware of the breach.</text:p>
      <text:p text:style-name="P19"><text:s text:c="4"/>Provisions which, by their nature, must remain in effect beyond</text:p>
      <text:p text:style-name="P19"><text:s text:c="4"/>the termination of this License shall survive.</text:p>
      <text:p text:style-name="P19"/>
      <text:p text:style-name="P19"><text:s text:c="4"/>6.2. If You assert a patent infringement claim (excluding</text:p>
      <text:p text:style-name="P19"><text:s text:c="4"/>declaratory judgment actions) against Initial Developer or a</text:p>
      <text:p text:style-name="P19"><text:s text:c="4"/>Contributor (the Initial Developer or Contributor against whom You</text:p>
      <text:p text:style-name="P19"><text:s text:c="4"/>assert such claim is referred to as "Participant") alleging that</text:p>
      <text:p text:style-name="P19"><text:s text:c="4"/>the Participant Software (meaning the Contributor Version where</text:p>
      <text:p text:style-name="P19"><text:s text:c="4"/>the Participant is a Contributor or the Original Software where</text:p>
      <text:p text:style-name="P19"><text:s text:c="4"/>the Participant is the Initial Developer) directly or indirectly</text:p>
      <text:p text:style-name="P19"><text:s text:c="4"/>infringes any patent, then any and all rights granted directly or</text:p>
      <text:p text:style-name="P19"><text:s text:c="4"/>indirectly to You by such Participant, the Initial Developer (if</text:p>
      <text:p text:style-name="P19"><text:s text:c="4"/>the Initial Developer is not the Participant) and all Contributors</text:p>
      <text:p text:style-name="P19"><text:s text:c="4"/>under Sections 2.1 and/or 2.2 of this License shall, upon 60 days</text:p>
      <text:p text:style-name="P19"><text:s text:c="4"/>notice from Participant terminate prospectively and automatically</text:p>
      <text:p text:style-name="P19"><text:s text:c="4"/>at the expiration of such 60 day notice period, unless if within</text:p>
      <text:p text:style-name="P19"><text:s text:c="4"/>such 60 day period You withdraw Your claim with respect to the</text:p>
      <text:p text:style-name="P19"><text:s text:c="4"/>Participant Software against such Participant either unilaterally</text:p>
      <text:p text:style-name="P19"><text:s text:c="4"/>or pursuant to a written agreement with Participant.</text:p>
      <text:p text:style-name="P19"/>
      <text:p text:style-name="P19"><text:s text:c="4"/>6.3. In the event of termination under Sections 6.1 or 6.2 above,</text:p>
      <text:p text:style-name="P19"><text:s text:c="4"/>all end user licenses that have been validly granted by You or any</text:p>
      <text:p text:style-name="P19"><text:s text:c="4"/>distributor hereunder prior to termination (excluding licenses</text:p>
      <text:p text:style-name="P19"><text:s text:c="4"/>granted to You by any distributor) shall survive termination.</text:p>
      <text:p text:style-name="P19"/>
      <text:p text:style-name="P19">7. LIMITATION OF LIABILITY.</text:p>
      <text:p text:style-name="P19"/>
      <text:p text:style-name="P19"><text:s text:c="4"/>UNDER NO CIRCUMSTANCES AND UNDER NO LEGAL THEORY, WHETHER TORT</text:p>
      <text:p text:style-name="P19"><text:s text:c="4"/>(INCLUDING NEGLIGENCE), CONTRACT, OR OTHERWISE, SHALL YOU, THE</text:p>
      <text:p text:style-name="P19"><text:s text:c="4"/>INITIAL DEVELOPER, ANY OTHER CONTRIBUTOR, OR ANY DISTRIBUTOR OF</text:p>
      <text:p text:style-name="P19"><text:s text:c="4"/>COVERED SOFTWARE, OR ANY SUPPLIER OF ANY OF SUCH PARTIES, BE</text:p>
      <text:p text:style-name="P19"><text:s text:c="4"/>LIABLE TO ANY PERSON FOR ANY INDIRECT, SPECIAL, INCIDENTAL, OR</text:p>
      <text:p text:style-name="P19"><text:s text:c="4"/>CONSEQUENTIAL DAMAGES OF ANY CHARACTER INCLUDING, WITHOUT</text:p>
      <text:p text:style-name="P19"><text:s text:c="4"/>LIMITATION, DAMAGES FOR LOST PROFITS, LOSS OF GOODWILL, WORK</text:p>
      <text:p text:style-name="P19"><text:s text:c="4"/>STOPPAGE, COMPUTER FAILURE OR MALFUNCTION, OR ANY AND ALL OTHER</text:p>
      <text:p text:style-name="P19"><text:s text:c="4"/>COMMERCIAL DAMAGES OR LOSSES, EVEN IF SUCH PARTY SHALL HAVE BEEN</text:p>
      <text:p text:style-name="P19"><text:s text:c="4"/>INFORMED OF THE POSSIBILITY OF SUCH DAMAGES. <text:s/>THIS LIMITATION OF</text:p>
      <text:p text:style-name="P19"><text:s text:c="4"/>LIABILITY SHALL NOT APPLY TO LIABILITY FOR DEATH OR PERSONAL</text:p>
      <text:p text:style-name="P19"><text:s text:c="4"/>INJURY RESULTING FROM SUCH PARTY'S NEGLIGENCE TO THE EXTENT</text:p>
      <text:p text:style-name="P19"><text:s text:c="4"/>APPLICABLE LAW PROHIBITS SUCH LIMITATION. <text:s/>SOME JURISDICTIONS DO</text:p>
      <text:p text:style-name="P19"><text:s text:c="4"/>NOT ALLOW THE EXCLUSION OR LIMITATION OF INCIDENTAL OR</text:p>
      <text:p text:style-name="P19"><text:s text:c="4"/>CONSEQUENTIAL DAMAGES, SO THIS EXCLUSION AND LIMITATION MAY NOT</text:p>
      <text:p text:style-name="P19"><text:s text:c="4"/>APPLY TO YOU.</text:p>
      <text:p text:style-name="P19"/>
      <text:p text:style-name="P19">8. U.S. GOVERNMENT END USERS.</text:p>
      <text:p text:style-name="P19"/>
      <text:p text:style-name="P19"><text:s text:c="4"/>The Covered Software is a "commercial item," as that term is</text:p>
      <text:p text:style-name="P19"><text:s text:c="4"/>defined in 48 C.F.R. 2.101 (Oct. 1995), consisting of "commercial</text:p>
      <text:p text:style-name="P19"><text:s text:c="4"/>computer software" (as that term is defined at 48</text:p>
      <text:p text:style-name="P19"><text:s text:c="4"/>C.F.R. 252.227-7014(a)(1)) and "commercial computer software</text:p>
      <text:p text:style-name="P19"><text:s text:c="4"/>documentation" as such terms are used in 48 C.F.R. 12.212</text:p>
      <text:p text:style-name="P19"><text:s text:c="4"/>(Sept. 1995). <text:s/>Consistent with 48 C.F.R. 12.212 and 48</text:p>
      <text:p text:style-name="P19"><text:s text:c="4"/>C.F.R. 227.7202-1 through 227.7202-4 (June 1995), all</text:p>
      <text:p text:style-name="P19"><text:s text:c="4"/>U.S. Government End Users acquire Covered Software with only those</text:p>
      <text:p text:style-name="P19"><text:s text:c="4"/>rights set forth herein. <text:s/>This U.S. Government Rights clause is in</text:p>
      <text:p text:style-name="P19"><text:s text:c="4"/>lieu of, and supersedes, any other FAR, DFAR, or other clause or</text:p>
      <text:p text:style-name="P19"><text:s text:c="4"/>provision that addresses Government rights in computer software</text:p>
      <text:p text:style-name="P19"><text:s text:c="4"/>under this License.</text:p>
      <text:p text:style-name="P19"/>
      <text:p text:style-name="P19">9. MISCELLANEOUS.</text:p>
      <text:p text:style-name="P19"/>
      <text:p text:style-name="P19"><text:s text:c="4"/>This License represents the complete agreement concerning subject</text:p>
      <text:p text:style-name="P19"><text:s text:c="4"/>matter hereof. <text:s/>If any provision of this License is held to be</text:p>
      <text:p text:style-name="P19"><text:s text:c="4"/>unenforceable, such provision shall be reformed only to the extent</text:p>
      <text:p text:style-name="P19"><text:s text:c="4"/>necessary to make it enforceable. <text:s/>This License shall be governed</text:p>
      <text:p text:style-name="P19"><text:s text:c="4"/>by the law of the jurisdiction specified in a notice contained</text:p>
      <text:p text:style-name="P19"><text:s text:c="4"/>within the Original Software (except to the extent applicable law,</text:p>
      <text:p text:style-name="P19"><text:s text:c="4"/>if any, provides otherwise), excluding such jurisdiction's</text:p>
      <text:p text:style-name="P19"><text:s text:c="4"/>conflict-of-law provisions. <text:s/>Any litigation relating to this</text:p>
      <text:p text:style-name="P19"><text:s text:c="4"/>License shall be subject to the jurisdiction of the courts located</text:p>
      <text:p text:style-name="P19"><text:s text:c="4"/>in the jurisdiction and venue specified in a notice contained</text:p>
      <text:p text:style-name="P19"><text:s text:c="4"/>within the Original Software, with the losing party responsible</text:p>
      <text:p text:style-name="P19"><text:s text:c="4"/>for costs, including, without limitation, court costs and</text:p>
      <text:p text:style-name="P19"><text:s text:c="4"/>reasonable attorneys' fees and expenses. <text:s/>The application of the</text:p>
      <text:p text:style-name="P19"><text:s text:c="4"/>United Nations Convention on Contracts for the International Sale</text:p>
      <text:p text:style-name="P19"><text:s text:c="4"/>of Goods is expressly excluded. <text:s/>Any law or regulation which</text:p>
      <text:p text:style-name="P19"><text:s text:c="4"/>provides that the language of a contract shall be construed</text:p>
      <text:p text:style-name="P19"><text:s text:c="4"/>against the drafter shall not apply to this License. <text:s/>You agree</text:p>
      <text:p text:style-name="P19"><text:s text:c="4"/>that You alone are responsible for compliance with the United</text:p>
      <text:p text:style-name="P19"><text:s text:c="4"/>States export administration regulations (and the export control</text:p>
      <text:p text:style-name="P19"><text:s text:c="4"/>laws and regulation of any other countries) when You use,</text:p>
      <text:p text:style-name="P19"><text:s text:c="4"/>distribute or otherwise make available any Covered Software.</text:p>
      <text:p text:style-name="P19"/>
      <text:p text:style-name="P19">10. RESPONSIBILITY FOR CLAIMS.</text:p>
      <text:p text:style-name="P19"/>
      <text:p text:style-name="P19"><text:s text:c="4"/>As between Initial Developer and the Contributors, each party is</text:p>
      <text:p text:style-name="P19"><text:s text:c="4"/>responsible for claims and damages arising, directly or</text:p>
      <text:p text:style-name="P19"><text:s text:c="4"/>indirectly, out of its utilization of rights under this License</text:p>
      <text:p text:style-name="P19"><text:s text:c="4"/>and You agree to work with Initial Developer and Contributors to</text:p>
      <text:p text:style-name="P19"><text:s text:c="4"/>distribute such responsibility on an equitable basis. <text:s/>Nothing</text:p>
      <text:p text:style-name="P19"><text:s text:c="4"/>herein is intended or shall be deemed to constitute any admission</text:p>
      <text:p text:style-name="P19"><text:s text:c="4"/>of liability.</text:p>
      <text:p text:style-name="P19"/>
      <text:p text:style-name="P19">--------------------------------------------------------------------</text:p>
      <text:p text:style-name="P19"/>
      <text:p text:style-name="P19">NOTICE PURSUANT TO SECTION 9 OF THE COMMON DEVELOPMENT AND</text:p>
      <text:p text:style-name="P19">DISTRIBUTION LICENSE (CDDL)</text:p>
      <text:p text:style-name="P19"/>
      <text:p text:style-name="P19">For Covered Software in this distribution, this License shall</text:p>
      <text:p text:style-name="P19">be governed by the laws of the State of California (excluding</text:p>
      <text:p text:style-name="P19">conflict-of-law provisions).</text:p>
      <text:p text:style-name="P19"/>
      <text:p text:style-name="P19">Any litigation relating to this License shall be subject to the</text:p>
      <text:p text:style-name="P19">jurisdiction of the Federal Courts of the Northern District of</text:p>
      <text:p text:style-name="P19">California and the state courts of the State of California, with</text:p>
      <text:p text:style-name="P19">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New" svg:font-family="'Courier New'" style:font-pitch="fixed"/>
    <style:font-face style:name="Andale Sans UI" svg:font-family="'Andale Sans UI'"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Sans L1" svg:font-family="'Nimbus Sans L'"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Expected Typical Synchronization Deployments</text:title><text:tab/><text:tab/><text:page-number text:select-page="current">12</text:page-number></text:p>
      </style:footer>
    </style:master-page>
    <style:master-page style:name="OpenDS_20_Body_20_Page" style:display-name="OpenDS Body Page" style:page-layout-name="pm2">
      <style:footer>
        <text:p text:style-name="P1"><text:title>Expected Typical Synchronization Deployments</text:title><text:tab/><text:tab/><text:page-number text:select-page="current">12</text:page-number></text:p>
      </style:footer>
    </style:master-page>
    <style:master-page style:name="OpenDS_20_Index_20_Page" style:display-name="OpenDS Index Page" style:page-layout-name="pm2" style:next-style-name="OpenDS_20_License_20_Page">
      <style:footer>
        <text:p text:style-name="P1"><text:title>Expected Typical Synchronization Deployments</text:title><text:tab/><text:tab/><text:page-number text:select-page="current">12</text:page-number></text:p>
      </style:footer>
    </style:master-page>
    <style:master-page style:name="OpenDS_20_License_20_Page" style:display-name="OpenDS License Page" style:page-layout-name="pm2">
      <style:footer>
        <text:p text:style-name="P1"><text:title>Expected Typical Synchronization Deployments</text:title><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Expected Typical Synchronization Deployments</dc:title>
    <meta:initial-creator>Neil Wilson</meta:initial-creator>
    <meta:creation-date>2006-06-28T17:02:50</meta:creation-date>
    <dc:creator>Neil Wilson</dc:creator>
    <dc:date>2006-07-25T16:15:28</dc:date>
    <meta:keyword>OpenDS Directory Server</meta:keyword>
    <dc:language>en-US</dc:language>
    <meta:editing-cycles>18</meta:editing-cycles>
    <meta:editing-duration>PT3H56M49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12" meta:paragraph-count="361" meta:word-count="3138" meta:character-count="21461"/>
  </office:meta>
</office:document-meta>
</file>